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A90000017E0E82880555D8C08D.png" manifest:media-type="image/png"/>
  <manifest:file-entry manifest:full-path="Pictures/1001A9D8000058DF000031E3F41E5A285B84F591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64cm" svg:x="0cm" svg:y="0cm">
          <draw:image xlink:href="Pictures/1001A9D8000058DF000031E3F41E5A285B84F591.emf" xlink:type="simple" xlink:show="embed" xlink:actuate="onLoad" draw:mime-type="image/x-emf">
            <text:p/>
          </draw:image>
          <draw:image xlink:href="Pictures/10000001000002A90000017E0E82880555D8C08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10.6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9:26.071559762</dc:date>
    <meta:editing-duration>PT38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